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520000000CC6A4C9E74880B4C7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9cm" svg:y="3.799cm" presentation:class="subtitle" presentation:user-transformed="true">
          <draw:text-box>
            <text:p/>
            <text:p>Entropy, Randomness, and Information</text:p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  <text:p><text:span text:style-name="T1">10th June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Outline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The Entropy Function</text:p>
              </text:list-item>
              <text:list-item>
                <text:p>Measure of Randomness</text:p>
              </text:list-item>
              <text:list-item>
                <text:p>Compres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1" style:font-family-asian="新細明體" style:font-family-generic-asian="roman" style:font-pitch-asian="variable" style:font-size-asian="18pt" style:font-style-asian="normal" style:font-weight-asian="normal" style:font-name-complex="新細明體1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6A4C9E74880B4C7D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2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2DT13H42M33S</meta:editing-duration>
    <meta:editing-cycles>488</meta:editing-cycles>
    <meta:generator>LibreOffice/7.1.0.3$Windows_X86_64 LibreOffice_project/f6099ecf3d29644b5008cc8f48f42f4a40986e4c</meta:generator>
    <dc:title>Randomized Algorithms - Entropy, Randomness, and Information</dc:title>
    <dc:date>2021-04-22T13:20:44.759000000</dc:date>
    <meta:print-date>2021-03-03T15:30:49.955288135</meta:print-date>
    <meta:document-statistic meta:object-count="29"/>
  </office:meta>
</office:document-meta>
</file>